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color="#000000" fo:font-size="14pt" style:font-size-asian="14pt"/>
    </style:style>
    <style:style style:name="P3" style:family="paragraph" style:parent-style-name="Text_20_body" style:master-page-name="MP0">
      <style:paragraph-properties fo:text-align="center" style:justify-single-word="false" style:page-number="auto" fo:break-before="page"/>
      <style:text-properties fo:color="#000000" fo:font-size="15.5pt" fo:font-weight="bold" style:font-size-asian="15.5pt" style:font-weight-asian="bold" style:font-size-complex="14p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1" fo:font-size="14.25pt" fo:font-style="normal" style:text-underline-style="none" fo:font-weight="normal" style:text-blinking="false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/>
    </style:style>
    <style:style style:name="T3" style:family="text">
      <style:text-properties fo:color="#000000" fo:font-size="14pt" fo:font-weight="bold" style:font-size-asian="14pt" style:font-weight-asian="bold"/>
    </style:style>
    <style:style style:name="T4" style:family="text">
      <style:text-properties fo:font-variant="normal" fo:text-transform="none" fo:color="#000000" style:text-line-through-style="none" style:font-name="Times New Roman1" fo:font-size="14.25pt" fo:font-style="normal" style:text-underline-style="none" fo:font-weight="normal" style:text-blinking="false" fo:background-color="transparen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docs-internal-guid-7480637e-dd43-7153-b3"/>Technologies dans le stade<text:bookmark-end text:name="docs-internal-guid-7480637e-dd43-7153-b3"/></text:p>
      <text:p text:style-name="Text_20_body"/>
      <text:p text:style-name="P1"><text:span text:style-name="Default_20_Paragraph_20_Font"><text:span text:style-name="T2">-Les 2 vannes :</text:span></text:span><text:span text:style-name="Default_20_Paragraph_20_Font"><text:span text:style-name="T1"> </text:span></text:span><text:span text:style-name="Default_20_Paragraph_20_Font"><text:span text:style-name="T3">omniflots :</text:span></text:span><text:span text:style-name="Default_20_Paragraph_20_Font"><text:span text:style-name="T1"> </text:span></text:span><text:span text:style-name="Default_20_Paragraph_20_Font"><text:span text:style-name="T2">C</text:span></text:span><text:span text:style-name="Default_20_Paragraph_20_Font"><text:span text:style-name="T2">ette vanne de 7 mètres de large permet d'alimenter la rivière artificielle.</text:span></text:span></text:p>
      <text:p text:style-name="P1"><text:span text:style-name="Default_20_Paragraph_20_Font"><text:span text:style-name="T1"> </text:span></text:span><text:span text:style-name="Default_20_Paragraph_20_Font"><text:span text:style-name="T1"><text:tab/></text:span></text:span><text:span text:style-name="Default_20_Paragraph_20_Font"><text:span text:style-name="T1"><text:tab/> <text:s text:c="2"/>   </text:span></text:span><text:span text:style-name="Default_20_Paragraph_20_Font"><text:span text:style-name="T3">stockVide :</text:span></text:span><text:span text:style-name="Default_20_Paragraph_20_Font"><text:span text:style-name="T1"> </text:span></text:span><text:span text:style-name="Default_20_Paragraph_20_Font"><text:span text:style-name="T2">C</text:span></text:span><text:span text:style-name="Default_20_Paragraph_20_Font"><text:span text:style-name="T2">ette vanne de 20 mètres de </text:span></text:span><text:span text:style-name="Default_20_Paragraph_20_Font"><text:span text:style-name="T2">large permet le remplissage rapide de la réserve lorsque la marée est montante.</text:span></text:span></text:p>
      <text:p text:style-name="Text_20_body"/>
      <text:p text:style-name="P2">-Obstacles artificiels : Ces obstacles mobiles sont posés manuellement.</text:p>
      <text:p text:style-name="Text_20_body"/>
      <text:p text:style-name="P2">-Micro ordinateur industriel : Composé d'une carte VME Motorola LX162 et des modules entrées sorties Industry Pack.</text:p>
      <text:p text:style-name="Text_20_body"/>
      <text:p text:style-name="P2">-Un terminal X : Il est dédié à l'interface Homme/machine, il possède un serveur Xwindow et deux clients locaux (Telnet+ et navigateur web).</text:p>
      <text:p text:style-name="Text_20_body"/>
      <text:p text:style-name="P2">-La carte LX162 : Composée d’un noyau temps réel NTR++, une agence réseau TCP/IP et un serveur web embarqué.</text:p>
      <text:p text:style-name="Text_20_body"/>
      <text:p text:style-name="P2">-Un capteur radar de mesure de niveau d'eau CS476 : Il permet de savoir quel niveau d'eau est présent dans la réserve. Comme les dimensions du bassin sont fixes et connues, nous pouvons déduire grâce à la profondeur de l'eau la quantité présente dans celui-ci.</text:p>
      <text:p text:style-name="Text_20_body"/>
      <text:p text:style-name="P2">-Une connexion internet : celle-ci permettra de connaitre les coefficients des marées, de récupérer les inscriptions…</text:p>
      <text:p text:style-name="Text_20_body"/>
      <text:p text:style-name="P4"><text:span text:style-name="Default_20_Paragraph_20_Font"><text:span text:style-name="T4">-Un capteur de pression pour savoir si le niveau de la mer est au dessus ou en dessous du bas de la riviè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Thibault Labroue</meta:initial-creator>
    <dc:creator>Thibault Labroue</dc:creator>
    <meta:creation-date>2014-01-29T09:19:00Z</meta:creation-date>
    <dc:date>2014-01-29T11:49:23.39</dc:date>
    <meta:editing-cycles>13</meta:editing-cycles>
    <meta:editing-duration>PT52M36S</meta:editing-duration>
    <meta:document-statistic meta:table-count="0" meta:image-count="0" meta:object-count="0" meta:page-count="1" meta:paragraph-count="10" meta:word-count="195" meta:character-count="1177"/>
    <meta:template xlink:type="simple" xlink:actuate="onRequest" xlink:title="" xlink:href="Normal.dotm"/>
  </office:meta>
</office:document-meta>
</file>